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3EFF11"/>
    </style:style>
    <style:style style:name="co1" style:family="table-column">
      <style:table-column-properties fo:break-before="auto" style:column-width="5.1681944444444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1">
            <text:p>TIPO DE TAREAS/COMPLETADO</text:p>
          </table:table-cell>
          <table:table-cell office:value-type="string" table:style-name="ce1">
            <text:p>INICIACIÓN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PLANIFICACIÓN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COSTE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RIESGOS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CALIDAD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ADQUICISIONES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INTERESADOS</text:p>
          </table:table-cell>
          <table:table-cell office:value-type="string" table:style-name="ce1">
            <text:p>¿Completado?</text:p>
          </table:table-cell>
          <table:table-cell office:value-type="string" table:style-name="ce1">
            <text:p>CIERRE</text:p>
          </table:table-cell>
          <table:table-cell office:value-type="string" table:style-name="ce1">
            <text:p>¿Completado?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Acta contitución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Actividad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Control de cost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Estimación de recurs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de riesg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de calidad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de adquisicon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de interesad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Acta aceptación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UBTAREAS</text:p>
          </table:table-cell>
          <table:table-cell office:value-type="string" table:style-name="ce1">
            <text:p>Plan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Cronograma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Estimación de cost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Matriz RAIC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Registro de riesg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Informe de calidad</text:p>
          </table:table-cell>
          <table:table-cell office:value-type="string" table:style-name="ce2">
            <text:p>✅</text:p>
          </table:table-cell>
          <table:table-cell table:number-columns-repeated="4" table:style-name="ce1"/>
          <table:table-cell office:value-type="string" table:style-name="ce1">
            <text:p>Checklist cierre cumplimentado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Registro de interesad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Alcance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gestion coste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lan de gestión recursos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Registro de riesgos implementado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Informe de auditoria</text:p>
          </table:table-cell>
          <table:table-cell office:value-type="string" table:style-name="ce2">
            <text:p>✅</text:p>
          </table:table-cell>
          <table:table-cell table:number-columns-repeated="4" table:style-name="ce1"/>
          <table:table-cell office:value-type="string" table:style-name="ce1">
            <text:p>Checklist entregables proyecto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office:value-type="string" table:style-name="ce1">
            <text:p>EDT</text:p>
          </table:table-cell>
          <table:table-cell office:value-type="string" table:style-name="ce2">
            <text:p>✅</text:p>
          </table:table-cell>
          <table:table-cell office:value-type="string" table:style-name="ce1">
            <text:p>Presupuesto costes</text:p>
          </table:table-cell>
          <table:table-cell office:value-type="string" table:style-name="ce2">
            <text:p>✅</text:p>
          </table:table-cell>
          <table:table-cell table:number-columns-repeated="10" table:style-name="ce1"/>
          <table:table-cell office:value-type="string" table:style-name="ce1">
            <text:p>Handover pack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office:value-type="string" table:style-name="ce1">
            <text:p>Matriz de trazabilidad</text:p>
          </table:table-cell>
          <table:table-cell office:value-type="string" table:style-name="ce2">
            <text:p>✅</text:p>
          </table:table-cell>
          <table:table-cell table:number-columns-repeated="12" table:style-name="ce1"/>
          <table:table-cell office:value-type="string" table:style-name="ce1">
            <text:p>Informe final con metricas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office:value-type="string" table:style-name="ce1">
            <text:p>Plan EDT</text:p>
          </table:table-cell>
          <table:table-cell office:value-type="string" table:style-name="ce2">
            <text:p>✅</text:p>
          </table:table-cell>
          <table:table-cell table:number-columns-repeated="12" table:style-name="ce1"/>
          <table:table-cell office:value-type="string" table:style-name="ce1">
            <text:p>Registro de lecciones aprendidas</text:p>
          </table:table-cell>
          <table:table-cell office:value-type="string" table:style-name="ce2">
            <text:p>✅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office:value-type="string" table:style-name="ce1">
            <text:p>Plan de gestión de alcance</text:p>
          </table:table-cell>
          <table:table-cell office:value-type="string" table:style-name="ce2">
            <text:p>✅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Diego Santos Muñoz</meta:initial-creator>
    <dc:creator>Diego Santos Muñoz</dc:creator>
    <meta:creation-date>2025-12-04T18:19:16Z</meta:creation-date>
    <dc:date>2025-12-05T11:00:12Z</dc:date>
    <meta:editing-duration>PT0S</meta:editing-duration>
  </office:meta>
</office:document-meta>
</file>